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style style:name="P2" style:family="paragraph" style:parent-style-name="Standard">
      <style:paragraph-properties fo:margin-left="0in" fo:margin-right="0in" fo:text-indent="0in" style:auto-text-indent="true"/>
    </style:style>
    <style:style style:name="P3" style:family="paragraph" style:parent-style-name="Standard" style:list-style-name="L1">
      <style:paragraph-properties fo:margin-left="0in" fo:margin-right="0in" fo:text-indent="0in" style:auto-text-indent="true"/>
    </style:style>
    <style:style style:name="P4" style:family="paragraph" style:parent-style-name="Text_20_body" style:list-style-name="L2"/>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2">
      <style:paragraph-properties fo:margin-left="0in" fo:margin-right="0in" fo:text-indent="0in" style:auto-text-indent="true"/>
    </style:style>
    <style:style style:name="P7" style:family="paragraph" style:parent-style-name="Text_20_body" style:list-style-name="L2">
      <style:paragraph-properties fo:margin-left="0.4925in" fo:margin-right="0in" fo:text-indent="0in" style:auto-text-indent="true"/>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arning how to learn – Assignment 2</text:h>
      <text:h text:style-name="Heading_20_2" text:outline-level="2">Chunking, memory and key techniques proven by research to help students learn most effectively</text:h>
      <text:h text:style-name="Heading_20_3" text:outline-level="3">Chunking</text:h>
      <text:p text:style-name="P2">Chunk is collection of pieces of information that is bound together through meaning. Process of forming chunks allows those individual pieces of information to be compressed in memory. And it is crucial because working memory has its limits. It is believed now that average person can hold about four (plus or minus two) individual concepts in memory. Previously it was believed that the average is seven concepts.</text:p>
      <text:p text:style-name="P2">Chunks are formed in three steps:</text:p>
      <text:list xml:id="list42975024" text:style-name="L1">
        <text:list-item>
          <text:p text:style-name="P3">Focusing attention on information</text:p>
        </text:list-item>
        <text:list-item>
          <text:p text:style-name="P3">Understanding basic idea</text:p>
        </text:list-item>
        <text:list-item>
          <text:p text:style-name="P3">Gaining context how and when to use it</text:p>
        </text:list-item>
      </text:list>
      <text:p text:style-name="P2">Using computer analogy chunking can be compared to compressing data so it takes lesser amount of space.</text:p>
      <text:h text:style-name="Heading_20_3" text:outline-level="3">Memory</text:h>
      <text:p text:style-name="P5">Memory is the process in which information is encoded, stored and retrieved. There are two main systems of memory that we are interested in:</text:p>
      <text:list xml:id="list1541668962" text:style-name="L2">
        <text:list-item>
          <text:p text:style-name="P6">Sensory memory</text:p>
          <text:p text:style-name="P4">It holds information for less than one second after an item is perceived. It is considered out of control and automatic. It is believed that it cannot be prolonged via rehearsal. It holds stimuli that our senses chose not to ignore and it is minority of those. Prevalent amount of stimuli <text:span text:style-name="T1">is</text:span> ignored otherwise our minds would be deluged with constant current of irrelevant information.</text:p>
          <text:p text:style-name="P7">It takes intent focus to store information from sensory to short-term memory and is essential for process of perception.</text:p>
        </text:list-item>
        <text:list-item>
          <text:p text:style-name="P6">Short-term memory</text:p>
          <text:p text:style-name="P7">Also called working memory. It holds what person is immediately and consciously processing in his/her mind. It can be compared to inefficient mental blackboard because it has limited capacity and endurance. Small distraction is enough to erase its content. </text:p>
          <text:p text:style-name="P7">Using computer analogy it can be compared to RAM memory, the one that disappears when computer is switched off.</text:p>
        </text:list-item>
        <text:list-item>
          <text:p text:style-name="P6">Long-term memory</text:p>
          <text:p text:style-name="P7">It can store much larger quantities of information and potentially permanently. When piece of information is put into permanent memory it can be recalled after person went to sleep and woke up. It is possible to preserve this memory until persons death although this memory may also fade with age especially if it is not used. It can be compared to storage warehouse. </text:p>
          <text:p text:style-name="P7">Using computer analogy it can be compared to disk memory, the one that does not disappear when computer is switched off.</text:p>
        </text:list-item>
      </text:list>
      <text:h text:style-name="Heading_20_3" text:outline-level="3"><text:soft-page-break/>Key techniques proven by research to help students learn most effectively</text:h>
      <text:p text:style-name="Standard">Key techniques are:</text:p>
      <text:list xml:id="list133703725" text:style-name="L3">
        <text:list-item>
          <text:p text:style-name="P1">Shifting between focused and diffuse modes of operation</text:p>
        </text:list-item>
        <text:list-item>
          <text:p text:style-name="P1">Avoiding <text:span text:style-name="T1">Einstellung</text:span> effect</text:p>
        </text:list-item>
        <text:list-item>
          <text:p text:style-name="P1">Avoiding procrastination</text:p>
        </text:list-item>
        <text:list-item>
          <text:p text:style-name="P1">Using Pomodoro technique</text:p>
        </text:list-item>
        <text:list-item>
          <text:p text:style-name="P1">Getting enough sleep</text:p>
        </text:list-item>
        <text:list-item>
          <text:p text:style-name="P1">Chunking</text:p>
        </text:list-item>
        <text:list-item>
          <text:p text:style-name="P1">Avoiding illusions of competence</text:p>
        </text:list-item>
        <text:list-item>
          <text:p text:style-name="P1">Using recall</text:p>
        </text:list-item>
        <text:list-item>
          <text:p text:style-name="P1">Deliberate practice</text:p>
        </text:list-item>
        <text:list-item>
          <text:p text:style-name="P1">Spaced repetition</text:p>
        </text:list-item>
        <text:list-item>
          <text:p text:style-name="P1">Self-testing</text:p>
        </text:list-item>
        <text:list-item>
          <text:p text:style-name="P1">Synthesizing using Your own words</text:p>
        </text:list-item>
        <text:list-item>
          <text:p text:style-name="P1">Using analogy</text:p>
        </text:list-item>
        <text:list-item>
          <text:p text:style-name="P1">Trying again on failure</text:p>
        </text:list-item>
        <text:list-item>
          <text:p text:style-name="P1">Interleaving</text:p>
        </text:list-item>
        <text:list-item>
          <text:p text:style-name="P1">Avoiding overlearning</text:p>
        </text:list-item>
        <text:list-item>
          <text:p text:style-name="P1">Focusing on the process not the product</text:p>
        </text:list-item>
        <text:list-item>
          <text:p text:style-name="P1">Using subconscious processes</text:p>
        </text:list-item>
        <text:list-item>
          <text:p text:style-name="P1">Starting with hardest part</text:p>
        </text:list-item>
        <text:list-item>
          <text:p text:style-name="P1">Starting early</text:p>
        </text:list-item>
        <text:list-item>
          <text:p text:style-name="P1">Using task lists and planner journal</text:p>
        </text:list-item>
        <text:list-item>
          <text:p text:style-name="P1">Not restricting Yourself to what You feel good and comfortable with</text:p>
        </text:list-item>
        <text:list-item>
          <text:p text:style-name="P1">Enhancing memory</text:p>
        </text:list-item>
        <text:list-item>
          <text:p text:style-name="P1">Intuitive understanding</text:p>
        </text:list-item>
        <text:list-item>
          <text:p text:style-name="P1">Transfer</text:p>
        </text:list-item>
        <text:list-item>
          <text:p text:style-name="P1">Avoiding overconfidence</text:p>
        </text:list-item>
        <text:list-item>
          <text:p text:style-name="P1">Brainstorming</text:p>
        </text:list-item>
        <text:list-item>
          <text:p text:style-name="P1">Good teacher</text:p>
        </text:list-item>
        <text:list-item>
          <text:p text:style-name="P1">Hard start jump to easy</text:p>
        </text:list-item>
        <text:list-item>
          <text:p text:style-name="P1">Eat your frog first</text:p>
        </text:list-item>
      </text:list>
      <text:h text:style-name="Heading_20_3" text:outline-level="3">How topics relate to each other</text:h>
      <text:p text:style-name="P2"><text:span text:style-name="T1">Chunking</text:span> is the crucial to effective use of <text:span text:style-name="T1">memory</text:span>. It compresses information first into minichunks. Those are then used to build chunks. As person masters material chunks build bigger chunks, bigger not in terms of space used but in amount of information they hold. The process can continue resulting in persons ability to easily manipulate very complex concepts that could not be handled if they were not packaged into chunks.</text:p>
      <text:p text:style-name="P2">Forming chunks by focused attention is bottom-up process. To effectively use them brain needs also top-down view. Context is where those two meet. To be able to see big picture <text:span text:style-name="T1">shifting between focused and diffuse modes of operation</text:span> is necessary. Easiest way of achieving it is <text:span text:style-name="T1">Pomodoro technique</text:span>. Twenty five minutes of learning without distractions is rewarded with five minutes of break. This rhythm is powerful tool in <text:span text:style-name="T1">avoiding procrastination</text:span>. Natural and simple way of entering diffuse mode is <text:span text:style-name="T1">sleeping</text:span>. There is a way to get even more from it: if you <text:span text:style-name="T1">use task list or planner journal</text:span> and fill it shortly before going to bed you increase chances of dreaming about the problem. Solution may appear in the dream as a product of <text:span text:style-name="T1">subconscious process</text:span>. More advanced technique is lucid dreaming, ability of becoming conscious of the fact that you are dreaming and controlling <text:soft-page-break/>where the dream goes. Another unorthodox technique of relaxation is sensory deprivation. It has bad reputation due to being used as interrogation technique and the movie <text:span text:style-name="T1">Altered States</text:span> but properly used it may lead to very deep meditation-like state.</text:p>
      <text:p text:style-name="P2">How to put information from fragile <text:span text:style-name="T1">short-term memory</text:span> to permanent <text:span text:style-name="T1">long-term memory</text:span> effectively? It takes focused attention but rarely single effort succeeds. That is why <text:span text:style-name="T1">spaced repetition</text:span> is required. It involves trying to retain information multiple times. At first it is spaced out every day over couple of days. Then every couple of weeks and finally after couple of months. This schedule is far more effective than cramming too much information at once or in a short period of time.</text:p>
      <text:p text:style-name="P2">How to try to retain information? Mindless rereading of information is not effective. The answer is right there and it may appear to student that he remembers it well. This effect is called <text:span text:style-name="T1">illusion of competence</text:span>. Far better approach is trying to <text:span text:style-name="T1">recall</text:span> material. Memory (in contrast to computer analogy) is not a passive system but an active one (so active that it is actually possible to instill false memories via manipulation). When person is trying to access his long-term memory synaptic connections strengthen. This process is called reconsolidation. Similar technique is <text:span text:style-name="T1">selftesting</text:span>.</text:p>
      <text:p text:style-name="P2">Some concepts are more difficult then the other. That is why former should be worked harder then the latter. This strategy is called <text:span text:style-name="T1">deliberate practice</text:span>. It optimizes time spent on learning with greater emphasis where it is needed. It allows to <text:span text:style-name="T1">avoid overlearning</text:span> of the easier parts.</text:p>
      <text:p text:style-name="P2">Yet another useful technique is <text:span text:style-name="T1">synthesizing with Your own words</text:span>. Einstein supposedly said <text:span text:style-name="T1">You do not really understand something unless you can explain it to your grandmother</text:span>. This quote pretty much sums it up. You need to <text:span text:style-name="T1">use</text:span> simple <text:span text:style-name="T1">analogies</text:span> of complicated concepts for Your not-yet-expert mind. Similar is a technique used by Richard Feynman, another prominent physicist: pretending that you are teaching the idea to a new student and getting back to the book when you get stuck. If you have problem with coming up with analogies or understanding by yourself <text:span text:style-name="T1">brainstorming</text:span> with others is the way to go. It can supplement a good teacher if you are lucky enough to have one or substitute him if you do not.</text:p>
      <text:p text:style-name="P2">There are specific techniques for <text:span text:style-name="T1">enhancing memory</text:span>. Memory palace technique is presented in the course as well as mnemonics. There are many others described in books by Tony Buzan. The Link Method can be used to remember lists of concepts, often as a story. Great system for memorizing numbers famous is called Mnemonic Major System. It involves converting numbers into consonants and then into words by adding vowels. Words are then remembered instead which is easier when using visualization techniques.</text:p>
      <text:p text:style-name="P2">Mastering material takes time. That is why you should <text:span text:style-name="T1">start early</text:span>. It gives you time for repetitions. For the same reason you should also <text:span text:style-name="T1">start with the hardest part</text:span>. Success in those parts may require <text:span text:style-name="T1">retrying on failure</text:span> and reportedly <text:span text:style-name="T1">Lady Luck favors the one who tries</text:span>. When you fail you may resort to <text:span text:style-name="T1">focusing on process not the product</text:span>.</text:p>
      <text:p text:style-name="P2">Another way that buys you time is <text:span text:style-name="T1">interleaving</text:span>. You need space between repetition anyway. You may use this time to learn other things.</text:p>
      <text:p text:style-name="P2">Great way of learning that I use a lot is mind mapping. It utilizes not only words but also pictures which are easier to remember. Aforementioned Tony Buzan invented this method.</text:p>
      <text:p text:style-name="P2">Good way to increase mental skills is biofeedback. There is also scientifically proven method of increasing working memory which is called Dual N Back g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20:27:10</meta:creation-date>
    <meta:generator>LibreOffice/3.5$Linux_X86_64 LibreOffice_project/350m1$Build-2</meta:generator>
    <dc:date>2015-01-29T00:25:06</dc:date>
    <meta:editing-duration>PT3H53M38S</meta:editing-duration>
    <meta:editing-cycles>116</meta:editing-cycles>
    <meta:document-statistic meta:table-count="0" meta:image-count="0" meta:object-count="0" meta:page-count="3" meta:paragraph-count="64" meta:word-count="1357" meta:character-count="8140" meta:non-whitespace-character-count="6887"/>
  </office:meta>
</office:document-meta>
</file>